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31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8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9" office:value-type="string" calcext:value-type="string">
            <text:p>-14736.63</text:p>
          </table:table-cell>
          <table:table-cell/>
          <table:table-cell table:style-name="ce39" office:value-type="string" calcext:value-type="string">
            <text:p>-3228.5</text:p>
          </table:table-cell>
          <table:table-cell/>
          <table:table-cell table:style-name="ce39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31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16:34:57.1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3T16:39:11.423000000</dc:date>
    <meta:editing-duration>P9DT8H37M32S</meta:editing-duration>
    <meta:editing-cycles>4092</meta:editing-cycles>
    <meta:document-statistic meta:table-count="6" meta:cell-count="11254" meta:object-count="0"/>
    <meta:user-defined meta:name="qrichtext">1</meta:user-defined>
  </office:meta>
</office:document-meta>
</file>